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347in" table:align="left"/>
    </style:style>
    <style:style style:name="Table1.A" style:family="table-column">
      <style:table-column-properties style:column-width="0.7111in"/>
    </style:style>
    <style:style style:name="Table1.B" style:family="table-column">
      <style:table-column-properties style:column-width="2.2813in"/>
    </style:style>
    <style:style style:name="Table1.C" style:family="table-column">
      <style:table-column-properties style:column-width="0.8979in"/>
    </style:style>
    <style:style style:name="Table1.D" style:family="table-column">
      <style:table-column-properties style:column-width="2.144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T1" style:family="text">
      <style:text-properties officeooo:rsid="000178bf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📘 <text:span text:style-name="Strong_20_Emphasis">DAY </text:span><text:span text:style-name="Strong_20_Emphasis"><text:span text:style-name="T1">14</text:span></text:span></text:h>
      <text:h text:style-name="Heading_20_1" text:outline-level="1"><text:span text:style-name="Strong_20_Emphasis">Higher-Order Functions in JavaScript: map(), filter(), reduce()</text:span></text:h>
      <text:p text:style-name="Horizontal_20_Line"/>
      <text:h text:style-name="Heading_20_1" text:outline-level="1">⭐ <text:span text:style-name="Strong_20_Emphasis">1. What is a Higher-Order Function?</text:span></text:h>
      <text:p text:style-name="Text_20_body">A <text:span text:style-name="Strong_20_Emphasis">Higher-Order Function (HOF)</text:span> is a function that does at least one of the following:</text:p>
      <text:list xml:id="list3213050028" text:style-name="L1">
        <text:list-item>
          <text:p text:style-name="P2"><text:span text:style-name="Strong_20_Emphasis">Takes another function as an argument</text:span>,</text:p>
        </text:list-item>
        <text:list-item>
          <text:p text:style-name="P2"><text:span text:style-name="Strong_20_Emphasis">Returns a function</text:span>,</text:p>
        </text:list-item>
        <text:list-item>
          <text:p text:style-name="P2">Or <text:span text:style-name="Strong_20_Emphasis">does both</text:span>.</text:p>
        </text:list-item>
      </text:list>
      <text:p text:style-name="Text_20_body">In simple words:<text:line-break/><text:span text:style-name="Strong_20_Emphasis">HOFs allow functions to behave like data.</text:span><text:line-break/>You can pass functions, return functions, store them, and reuse them.</text:p>
      <text:h text:style-name="Heading_20_3" text:outline-level="3"><text:span text:style-name="Strong_20_Emphasis">Why is this important?</text:span></text:h>
      <text:p text:style-name="Text_20_body">Higher-Order Functions help us write:</text:p>
      <text:list xml:id="list2569726133" text:style-name="L2">
        <text:list-item>
          <text:p text:style-name="P3">Less code</text:p>
        </text:list-item>
        <text:list-item>
          <text:p text:style-name="P3">Cleaner logic</text:p>
        </text:list-item>
        <text:list-item>
          <text:p text:style-name="P3">Highly reusable functions</text:p>
        </text:list-item>
        <text:list-item>
          <text:p text:style-name="P3">Functional-style JavaScript (React, Redux, Node.js)</text:p>
        </text:list-item>
      </text:list>
      <text:h text:style-name="Heading_20_3" text:outline-level="3" text:is-list-header="true"><text:span text:style-name="Strong_20_Emphasis"/></text:h>
      <text:h text:style-name="Heading_20_1" text:outline-level="1">⭐ <text:span text:style-name="Strong_20_Emphasis">2. Basic Example of a Higher-Order Function</text:span></text:h>
      <text:p text:style-name="Preformatted_20_Text"><text:span text:style-name="Source_20_Text">function repeat(n, fn) {</text:span></text:p>
      <text:p text:style-name="Preformatted_20_Text"><text:span text:style-name="Source_20_Text"><text:s text:c="2"/>for (let i = 0; i &lt; n; i++) {</text:span></text:p>
      <text:p text:style-name="Preformatted_20_Text"><text:span text:style-name="Source_20_Text"><text:s text:c="4"/>fn(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1"><text:soft-page-break/><text:span text:style-name="Source_20_Text">repeat(3, () =&gt; console.log("Hello"));</text:span></text:p>
      <text:h text:style-name="Heading_20_3" text:outline-level="3"><text:span text:style-name="Strong_20_Emphasis">Explanation</text:span></text:h>
      <text:list xml:id="list1438775465" text:style-name="L3">
        <text:list-item>
          <text:p text:style-name="P4"><text:span text:style-name="Source_20_Text">repeat</text:span> is an HOF because it accepts a function <text:span text:style-name="Source_20_Text">fn</text:span>.</text:p>
        </text:list-item>
        <text:list-item>
          <text:p text:style-name="P4"><text:span text:style-name="Source_20_Text">fn</text:span> runs 3 times.</text:p>
        </text:list-item>
        <text:list-item>
          <text:p text:style-name="P4">This makes the function reusable for any repeated task.</text:p>
        </text:list-item>
      </text:list>
      <text:p text:style-name="Horizontal_20_Line"/>
      <text:h text:style-name="Heading_20_1" text:outline-level="1">⭐ <text:span text:style-name="Strong_20_Emphasis">3. map() — Transforming Elements</text:span></text:h>
      <text:h text:style-name="Heading_20_2" text:outline-level="2">✔ <text:span text:style-name="Strong_20_Emphasis">Definition</text:span></text:h>
      <text:p text:style-name="Text_20_body"><text:span text:style-name="Source_20_Text">map()</text:span> transforms every element in an array using a callback function and returns a <text:span text:style-name="Strong_20_Emphasis">new array</text:span>.<text:line-break/>It <text:span text:style-name="Strong_20_Emphasis">never modifies the original array</text:span>.</text:p>
      <text:p text:style-name="Horizontal_20_Line"/>
      <text:h text:style-name="Heading_20_2" text:outline-level="2">✔ Example 1: Double each number</text:h>
      <text:p text:style-name="Preformatted_20_Text"><text:span text:style-name="Source_20_Text">const nums = [1, 2, 3];</text:span></text:p>
      <text:p text:style-name="P1"><text:span text:style-name="Source_20_Text">const doubled = nums.map(x =&gt; x * 2);</text:span></text:p>
      <text:p text:style-name="Text_20_body"><text:span text:style-name="Strong_20_Emphasis">Output:</text:span> <text:span text:style-name="Source_20_Text">[2, 4, 6]</text:span></text:p>
      <text:p text:style-name="Horizontal_20_Line"/>
      <text:h text:style-name="Heading_20_2" text:outline-level="2">✔ Example 2: Convert marks into grades</text:h>
      <text:p text:style-name="Preformatted_20_Text"><text:span text:style-name="Source_20_Text">const marks = [95, 60, 25];</text:span></text:p>
      <text:p text:style-name="Preformatted_20_Text"><text:span text:style-name="Source_20_Text">const grades = marks.map(m =&gt; {</text:span></text:p>
      <text:p text:style-name="Preformatted_20_Text"><text:span text:style-name="Source_20_Text"><text:s text:c="2"/>if (m &gt; 90) return "A";</text:span></text:p>
      <text:p text:style-name="Preformatted_20_Text"><text:span text:style-name="Source_20_Text"><text:s text:c="2"/>if (m &gt; 50) return "B";</text:span></text:p>
      <text:p text:style-name="Preformatted_20_Text"><text:span text:style-name="Source_20_Text"><text:s text:c="2"/>return "C";</text:span></text:p>
      <text:p text:style-name="P1"><text:span text:style-name="Source_20_Text">});</text:span></text:p>
      <text:p text:style-name="Text_20_body"><text:span text:style-name="Strong_20_Emphasis">Output:</text:span> <text:span text:style-name="Source_20_Text">["A", "B", "C"]</text:span></text:p>
      <text:p text:style-name="Horizontal_20_Line"/>
      <text:h text:style-name="Heading_20_2" text:outline-level="2">✔ Example 3: Extracting values from objects</text:h>
      <text:p text:style-name="Preformatted_20_Text"><text:span text:style-name="Source_20_Text">const users = [</text:span></text:p>
      <text:p text:style-name="Preformatted_20_Text"><text:span text:style-name="Source_20_Text"><text:s text:c="2"/>{ name: "Rahul", age: 21 },</text:span></text:p>
      <text:p text:style-name="Preformatted_20_Text"><text:span text:style-name="Source_20_Text"><text:s text:c="2"/>{ name: "Priya", age: 20 }</text:span></text:p>
      <text:p text:style-name="Preformatted_20_Text"><text:span text:style-name="Source_20_Text">];</text:span></text:p>
      <text:p text:style-name="Preformatted_20_Text"/>
      <text:p text:style-name="P1"><text:span text:style-name="Source_20_Text">const names = users.map(u =&gt; u.name);</text:span></text:p>
      <text:p text:style-name="Text_20_body"><text:soft-page-break/><text:span text:style-name="Strong_20_Emphasis">Output:</text:span> <text:span text:style-name="Source_20_Text">["Rahul", "Priya"]</text:span></text:p>
      <text:p text:style-name="Horizontal_20_Line"/>
      <text:h text:style-name="Heading_20_1" text:outline-level="1">⭐ <text:span text:style-name="Strong_20_Emphasis">4. filter() — Selecting Elements</text:span></text:h>
      <text:h text:style-name="Heading_20_2" text:outline-level="2">✔ <text:span text:style-name="Strong_20_Emphasis">Definition</text:span></text:h>
      <text:p text:style-name="Text_20_body"><text:span text:style-name="Source_20_Text">filter()</text:span> tests every element of an array and <text:span text:style-name="Strong_20_Emphasis">keeps only those elements</text:span> for which the callback returns <text:span text:style-name="Source_20_Text">true</text:span>.</text:p>
      <text:p text:style-name="Text_20_body">Returns a <text:span text:style-name="Strong_20_Emphasis">new array</text:span>.</text:p>
      <text:p text:style-name="Horizontal_20_Line"/>
      <text:h text:style-name="Heading_20_2" text:outline-level="2">✔ Example 1: Even numbers</text:h>
      <text:p text:style-name="Preformatted_20_Text"><text:span text:style-name="Source_20_Text">const nums = [1, 2, 3, 4, 5];</text:span></text:p>
      <text:p text:style-name="P1"><text:span text:style-name="Source_20_Text">const evens = nums.filter(n =&gt; n % 2 === 0);</text:span></text:p>
      <text:p text:style-name="Text_20_body"><text:span text:style-name="Strong_20_Emphasis">Output:</text:span> <text:span text:style-name="Source_20_Text">[2, 4]</text:span></text:p>
      <text:p text:style-name="Horizontal_20_Line"/>
      <text:h text:style-name="Heading_20_2" text:outline-level="2">✔ Example 2: Products below ₹1000</text:h>
      <text:p text:style-name="Preformatted_20_Text"><text:span text:style-name="Source_20_Text">const products = [</text:span></text:p>
      <text:p text:style-name="Preformatted_20_Text"><text:span text:style-name="Source_20_Text"><text:s text:c="2"/>{ name: "Bag", price: 500 },</text:span></text:p>
      <text:p text:style-name="Preformatted_20_Text"><text:span text:style-name="Source_20_Text"><text:s text:c="2"/>{ name: "Shoes", price: 2000 },</text:span></text:p>
      <text:p text:style-name="Preformatted_20_Text"><text:span text:style-name="Source_20_Text"><text:s text:c="2"/>{ name: "Watch", price: 700 }</text:span></text:p>
      <text:p text:style-name="Preformatted_20_Text"><text:span text:style-name="Source_20_Text">];</text:span></text:p>
      <text:p text:style-name="Preformatted_20_Text"/>
      <text:p text:style-name="P1"><text:span text:style-name="Source_20_Text">const cheap = products.filter(p =&gt; p.price &lt; 1000);</text:span></text:p>
      <text:p text:style-name="Text_20_body"><text:span text:style-name="Strong_20_Emphasis">Output:</text:span><text:line-break/><text:span text:style-name="Source_20_Text">[{name: "Bag"}, {name: "Watch"}]</text:span></text:p>
      <text:p text:style-name="Horizontal_20_Line"/>
      <text:h text:style-name="Heading_20_2" text:outline-level="2">✔ Example 3: Names longer than 5 letters</text:h>
      <text:p text:style-name="Preformatted_20_Text"><text:span text:style-name="Source_20_Text">const names = ["Aman", "Radhika", "Sameer", "Ritu"];</text:span></text:p>
      <text:p text:style-name="P1"><text:span text:style-name="Source_20_Text">const longNames = names.filter(n =&gt; n.length &gt; 5);</text:span></text:p>
      <text:p text:style-name="Text_20_body"><text:span text:style-name="Strong_20_Emphasis">Output:</text:span> <text:span text:style-name="Source_20_Text">["Radhika", "Sameer"]</text:span></text:p>
      <text:p text:style-name="Horizontal_20_Line"/>
      <text:h text:style-name="Heading_20_2" text:outline-level="2"><text:soft-page-break/></text:h>
      <text:h text:style-name="Heading_20_1" text:outline-level="1">⭐ <text:span text:style-name="Strong_20_Emphasis">5. reduce() — Combine Elements into One Value</text:span></text:h>
      <text:h text:style-name="Heading_20_2" text:outline-level="2">✔ <text:span text:style-name="Strong_20_Emphasis">Definition</text:span></text:h>
      <text:p text:style-name="Text_20_body"><text:span text:style-name="Source_20_Text">reduce()</text:span> processes elements of an array and reduces them to <text:span text:style-name="Strong_20_Emphasis">one final value</text:span>.</text:p>
      <text:p text:style-name="Text_20_body">The callback receives:</text:p>
      <text:list xml:id="list937102572" text:style-name="L4">
        <text:list-item>
          <text:p text:style-name="P5"><text:span text:style-name="Strong_20_Emphasis">accumulator</text:span> (previous result)</text:p>
        </text:list-item>
        <text:list-item>
          <text:p text:style-name="P5"><text:span text:style-name="Strong_20_Emphasis">current value</text:span></text:p>
        </text:list-item>
      </text:list>
      <text:p text:style-name="Horizontal_20_Line"/>
      <text:h text:style-name="Heading_20_2" text:outline-level="2">✔ Example 1: Sum of numbers</text:h>
      <text:p text:style-name="Preformatted_20_Text"><text:span text:style-name="Source_20_Text">const nums = [1, 2, 3];</text:span></text:p>
      <text:p text:style-name="P1"><text:span text:style-name="Source_20_Text">const total = nums.reduce((sum, n) =&gt; sum + n, 0);</text:span></text:p>
      <text:p text:style-name="Text_20_body"><text:span text:style-name="Strong_20_Emphasis">Output:</text:span> <text:span text:style-name="Source_20_Text">6</text:span></text:p>
      <text:p text:style-name="Horizontal_20_Line"/>
      <text:h text:style-name="Heading_20_2" text:outline-level="2">✔ Example 2: Maximum value</text:h>
      <text:p text:style-name="Preformatted_20_Text"><text:span text:style-name="Source_20_Text">const nums = [10, 33, 5, 99, 2];</text:span></text:p>
      <text:p text:style-name="P1"><text:span text:style-name="Source_20_Text">const max = nums.reduce((a, b) =&gt; a &gt; b ? a : b);</text:span></text:p>
      <text:p text:style-name="Text_20_body"><text:span text:style-name="Strong_20_Emphasis">Output:</text:span> <text:span text:style-name="Source_20_Text">99</text:span></text:p>
      <text:p text:style-name="Horizontal_20_Line"/>
      <text:h text:style-name="Heading_20_2" text:outline-level="2">✔ Example 3: Count occurrences of words</text:h>
      <text:p text:style-name="Preformatted_20_Text"><text:span text:style-name="Source_20_Text">const words = ["a", "b", "a", "c", "b", "a"];</text:span></text:p>
      <text:p text:style-name="Preformatted_20_Text"><text:span text:style-name="Source_20_Text">const count = words.reduce((acc, w) =&gt; {</text:span></text:p>
      <text:p text:style-name="Preformatted_20_Text"><text:span text:style-name="Source_20_Text"><text:s text:c="2"/>acc[w] = (acc[w] || 0) + 1;</text:span></text:p>
      <text:p text:style-name="Preformatted_20_Text"><text:span text:style-name="Source_20_Text"><text:s text:c="2"/>return acc;</text:span></text:p>
      <text:p text:style-name="P1"><text:span text:style-name="Source_20_Text">}, {});</text:span></text:p>
      <text:p text:style-name="Text_20_body"><text:span text:style-name="Strong_20_Emphasis">Output:</text:span><text:line-break/><text:span text:style-name="Source_20_Text">{ a: 3, b: 2, c: 1 }</text:span></text:p>
      <text:p text:style-name="Horizontal_20_Line"/>
      <text:h text:style-name="Heading_20_2" text:outline-level="2"><text:soft-page-break/></text:h>
      <text:p text:style-name="Horizontal_20_Line"/>
      <text:h text:style-name="Heading_20_1" text:outline-level="1">⭐ <text:span text:style-name="Strong_20_Emphasis">6. Why Developers Use map(), filter(), reduce()?</text:span></text:h>
      <text:h text:style-name="Heading_20_3" text:outline-level="3">✔ Clean Code</text:h>
      <text:p text:style-name="Text_20_body">No long loops needed.</text:p>
      <text:h text:style-name="Heading_20_3" text:outline-level="3">✔ Less Bugs</text:h>
      <text:p text:style-name="Text_20_body">Logic becomes clear and predictable.</text:p>
      <text:h text:style-name="Heading_20_3" text:outline-level="3">✔ Works Perfectly in React</text:h>
      <text:p text:style-name="Text_20_body">Used in rendering lists, immutability, state updates.</text:p>
      <text:h text:style-name="Heading_20_3" text:outline-level="3">✔ Easy to Chain</text:h>
      <text:p text:style-name="Text_20_body">map → filter → reduce<text:line-break/>Can process data step-by-step.</text:p>
      <text:h text:style-name="Heading_20_3" text:outline-level="3">✔ Functional Programming</text:h>
      <text:p text:style-name="Text_20_body">Modern JS heavily uses functional concepts.</text:p>
      <text:p text:style-name="Horizontal_20_Line"/>
      <text:h text:style-name="Heading_20_1" text:outline-level="1">⭐ <text:span text:style-name="Strong_20_Emphasis">7. Combined Example (map + filter + reduce)</text:span></text:h>
      <text:p text:style-name="Preformatted_20_Text"><text:span text:style-name="Source_20_Text">const users = [</text:span></text:p>
      <text:p text:style-name="Preformatted_20_Text"><text:span text:style-name="Source_20_Text"><text:s text:c="2"/>{name: "Aman", age: 20},</text:span></text:p>
      <text:p text:style-name="Preformatted_20_Text"><text:span text:style-name="Source_20_Text"><text:s text:c="2"/>{name: "Rohan", age: 17},</text:span></text:p>
      <text:p text:style-name="Preformatted_20_Text"><text:span text:style-name="Source_20_Text"><text:s text:c="2"/>{name: "Priya", age: 25}</text:span></text:p>
      <text:p text:style-name="Preformatted_20_Text"><text:span text:style-name="Source_20_Text">];</text:span></text:p>
      <text:p text:style-name="Preformatted_20_Text"/>
      <text:p text:style-name="Preformatted_20_Text"><text:span text:style-name="Source_20_Text">const result = users</text:span></text:p>
      <text:p text:style-name="Preformatted_20_Text"><text:span text:style-name="Source_20_Text"><text:s text:c="2"/>.filter(u =&gt; u.age &gt;= 18)</text:span></text:p>
      <text:p text:style-name="Preformatted_20_Text"><text:span text:style-name="Source_20_Text"><text:s text:c="2"/>.map(u =&gt; u.name)</text:span></text:p>
      <text:p text:style-name="P1"><text:span text:style-name="Source_20_Text"><text:s text:c="2"/>.reduce((acc, name) =&gt; acc + ", " + name);</text:span></text:p>
      <text:h text:style-name="Heading_20_3" text:outline-level="3">Output:</text:h>
      <text:p text:style-name="Text_20_body"><text:span text:style-name="Source_20_Text">"Aman, Priya"</text:span></text:p>
      <text:p text:style-name="Horizontal_20_Line"/>
      <text:h text:style-name="Heading_20_1" text:outline-level="1"><text:soft-page-break/>⭐ <text:span text:style-name="Strong_20_Emphasis">8. Exercises for Practice</text:span></text:h>
      <text:list xml:id="list109838845" text:style-name="L5">
        <text:list-item>
          <text:p text:style-name="P6">Use map() to add 10 to every number: <text:span text:style-name="Source_20_Text">[10, 20, 30] → ?</text:span></text:p>
        </text:list-item>
        <text:list-item>
          <text:p text:style-name="P6">Use filter() to keep names longer than 5 characters.</text:p>
        </text:list-item>
        <text:list-item>
          <text:p text:style-name="P6">Use reduce() to find the maximum value in <text:span text:style-name="Source_20_Text">[5, 2, 9, 1]</text:span>.</text:p>
        </text:list-item>
        <text:list-item>
          <text:p text:style-name="P6">Convert grades like ["A", "B", "A"] into frequency object using reduce.</text:p>
        </text:list-item>
        <text:list-item>
          <text:p text:style-name="P6">Chain map + filter to extract emails ending with “gmail.com”.</text:p>
        </text:list-item>
      </text:list>
      <text:p text:style-name="Horizontal_20_Line"/>
      <text:h text:style-name="Heading_20_1" text:outline-level="1">⭐ <text:span text:style-name="Strong_20_Emphasis">9. Quick Revision (Summary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Function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Returns</text:p>
            </table:table-cell>
            <table:table-cell table:style-name="Table1.A1" office:value-type="string">
              <text:p text:style-name="Table_20_Heading">Example U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ap()</text:span></text:p>
          </table:table-cell>
          <table:table-cell table:style-name="Table1.A1" office:value-type="string">
            <text:p text:style-name="Table_20_Contents">Transform each item</text:p>
          </table:table-cell>
          <table:table-cell table:style-name="Table1.A1" office:value-type="string">
            <text:p text:style-name="Table_20_Contents">New array</text:p>
          </table:table-cell>
          <table:table-cell table:style-name="Table1.A1" office:value-type="string">
            <text:p text:style-name="Table_20_Contents">Double numbers, extract field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ilter()</text:span></text:p>
          </table:table-cell>
          <table:table-cell table:style-name="Table1.A1" office:value-type="string">
            <text:p text:style-name="Table_20_Contents">Select items based on condition</text:p>
          </table:table-cell>
          <table:table-cell table:style-name="Table1.A1" office:value-type="string">
            <text:p text:style-name="Table_20_Contents">New array</text:p>
          </table:table-cell>
          <table:table-cell table:style-name="Table1.A1" office:value-type="string">
            <text:p text:style-name="Table_20_Contents">Even numbers, cheap item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duce()</text:span></text:p>
          </table:table-cell>
          <table:table-cell table:style-name="Table1.A1" office:value-type="string">
            <text:p text:style-name="Table_20_Contents">Combine all items into one value</text:p>
          </table:table-cell>
          <table:table-cell table:style-name="Table1.A1" office:value-type="string">
            <text:p text:style-name="Table_20_Contents">Single value</text:p>
          </table:table-cell>
          <table:table-cell table:style-name="Table1.A1" office:value-type="string">
            <text:p text:style-name="Table_20_Contents">Sum, max, counting</text:p>
          </table:table-cell>
        </table:table-row>
      </table:table>
      <text:p text:style-name="Horizontal_20_Line"/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29T15:57:27.929000000</meta:creation-date>
    <dc:date>2025-11-29T17:19:48.359000000</dc:date>
    <meta:editing-duration>PT41M51S</meta:editing-duration>
    <meta:editing-cycles>3</meta:editing-cycles>
    <meta:generator>Neat_Office/6.2.8.2$Windows_x86 LibreOffice_project/</meta:generator>
    <meta:document-statistic meta:table-count="1" meta:image-count="0" meta:object-count="0" meta:page-count="6" meta:paragraph-count="134" meta:word-count="740" meta:character-count="4026" meta:non-whitespace-character-count="3394"/>
  </office:meta>
</office:document-meta>
</file>